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svg:stroke-color="#000000" draw:fill="solid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  <style:text-properties style:font-name="Helvetica Neu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Helvetica Neue" fo:font-size="8pt" style:font-size-asian="8pt" style:font-size-complex="8pt"/>
    </style:style>
    <style:style style:name="P4" style:family="paragraph">
      <style:text-properties style:font-name="Helvetica Neue" fo:font-size="8pt" style:font-size-asian="8pt" style:font-size-complex="8pt"/>
    </style:style>
    <style:style style:name="P5" style:family="paragraph">
      <style:text-properties style:font-name="Helvetica Neue" fo:font-size="10pt" style:font-size-asian="10pt" style:font-size-complex="10pt"/>
    </style:style>
    <style:style style:name="P6" style:family="paragraph">
      <style:text-properties fo:color="#ff0000"/>
    </style:style>
    <style:style style:name="P7" style:family="paragraph">
      <style:text-properties fo:color="#ff0000" style:font-name="Helvetica Neue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Helvetica Neue" fo:font-size="8pt" style:font-size-asian="8pt" style:font-size-complex="8pt"/>
    </style:style>
    <style:style style:name="T2" style:family="text">
      <style:text-properties fo:color="#ff3333" style:font-name="Helvetica Neue" fo:font-size="8pt" style:font-size-asian="8pt" style:font-size-complex="8pt"/>
    </style:style>
    <style:style style:name="T3" style:family="text">
      <style:text-properties style:font-name="Helvetica Neue" fo:font-size="10pt" style:font-size-asian="10pt" style:font-size-complex="10pt"/>
    </style:style>
    <style:style style:name="T4" style:family="text">
      <style:text-properties fo:color="#ff0000" style:font-name="Helvetica Neu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6.858cm" svg:height="8.885cm" svg:x="1.51cm" svg:y="1.635cm">
            <text:p/>
          </draw:rect>
          <draw:rect draw:style-name="gr1" draw:text-style-name="P1" draw:layer="layout" svg:width="6.098cm" svg:height="3.52cm" svg:x="1.764cm" svg:y="6.779cm">
            <text:p/>
          </draw:rect>
          <draw:rect draw:style-name="gr1" draw:text-style-name="P1" draw:layer="layout" svg:width="6.096cm" svg:height="4.16cm" svg:x="1.764cm" svg:y="2.296cm">
            <text:p/>
          </draw:rect>
          <draw:rect draw:style-name="gr2" draw:text-style-name="P3" draw:layer="layout" svg:width="1.905cm" svg:height="0.732cm" svg:x="3.525cm" svg:y="2.834cm">
            <text:p text:style-name="P2"><text:span text:style-name="T1">RSTART</text:span></text:p>
          </draw:rect>
          <draw:frame draw:style-name="gr3" draw:text-style-name="P4" draw:layer="layout" svg:width="1.778cm" svg:height="0.631cm" svg:x="3.542cm" svg:y="2.369cm">
            <draw:text-box>
              <text:p><text:span text:style-name="T1">op_code</text:span></text:p>
            </draw:text-box>
          </draw:frame>
          <draw:frame draw:style-name="gr3" draw:text-style-name="P4" draw:layer="layout" svg:width="1.651cm" svg:height="0.631cm" svg:x="2.526cm" svg:y="2.935cm">
            <draw:text-box>
              <text:p><text:span text:style-name="T1">cmd0</text:span></text:p>
            </draw:text-box>
          </draw:frame>
          <draw:rect draw:style-name="gr2" draw:text-style-name="P3" draw:layer="layout" svg:width="1.905cm" svg:height="0.732cm" svg:x="3.527cm" svg:y="3.735cm">
            <text:p text:style-name="P2"><text:span text:style-name="T1">WRITE</text:span></text:p>
          </draw:rect>
          <draw:frame draw:style-name="gr3" draw:text-style-name="P4" draw:layer="layout" svg:width="1.651cm" svg:height="0.631cm" svg:x="2.527cm" svg:y="3.836cm">
            <draw:text-box>
              <text:p><text:span text:style-name="T1">cmd1</text:span></text:p>
            </draw:text-box>
          </draw:frame>
          <draw:rect draw:style-name="gr1" draw:text-style-name="P3" draw:layer="layout" svg:width="1.905cm" svg:height="0.732cm" svg:x="5.427cm" svg:y="2.835cm">
            <text:p/>
          </draw:rect>
          <draw:frame draw:style-name="gr3" draw:text-style-name="P4" draw:layer="layout" svg:width="1.778cm" svg:height="0.631cm" svg:x="5.342cm" svg:y="2.37cm">
            <draw:text-box>
              <text:p><text:span text:style-name="T1">byte_num</text:span></text:p>
            </draw:text-box>
          </draw:frame>
          <draw:rect draw:style-name="gr2" draw:text-style-name="P3" draw:layer="layout" svg:width="1.905cm" svg:height="0.732cm" svg:x="5.429cm" svg:y="3.736cm">
            <text:p text:style-name="P2"><text:span text:style-name="T1">1</text:span></text:p>
          </draw:rect>
          <draw:rect draw:style-name="gr2" draw:text-style-name="P3" draw:layer="layout" svg:width="1.905cm" svg:height="0.732cm" svg:x="3.528cm" svg:y="4.637cm">
            <text:p text:style-name="P2"><text:span text:style-name="T1">READ</text:span></text:p>
          </draw:rect>
          <draw:frame draw:style-name="gr3" draw:text-style-name="P4" draw:layer="layout" svg:width="1.651cm" svg:height="0.631cm" svg:x="2.528cm" svg:y="4.738cm">
            <draw:text-box>
              <text:p><text:span text:style-name="T1">cmd2</text:span></text:p>
            </draw:text-box>
          </draw:frame>
          <draw:rect draw:style-name="gr2" draw:text-style-name="P3" draw:layer="layout" svg:width="1.905cm" svg:height="0.732cm" svg:x="5.43cm" svg:y="4.638cm">
            <text:p text:style-name="P2"><text:span text:style-name="T1">N</text:span></text:p>
          </draw:rect>
          <draw:rect draw:style-name="gr2" draw:text-style-name="P3" draw:layer="layout" svg:width="3.57cm" svg:height="0.732cm" svg:x="3.629cm" svg:y="6.936cm">
            <text:p text:style-name="P2"><text:span text:style-name="T1">(slave_addr&lt;&lt;1| r/w ) </text:span><text:span text:style-name="T2">byte0</text:span></text:p>
          </draw:rect>
          <draw:frame draw:style-name="gr3" draw:text-style-name="P4" draw:layer="layout" svg:width="1.651cm" svg:height="0.631cm" svg:x="2.527cm" svg:y="7.036cm">
            <draw:text-box>
              <text:p><text:span text:style-name="T1">addr0</text:span></text:p>
            </draw:text-box>
          </draw:frame>
          <draw:rect draw:style-name="gr2" draw:text-style-name="P3" draw:layer="layout" svg:width="3.57cm" svg:height="0.732cm" svg:x="3.63cm" svg:y="7.737cm">
            <text:p text:style-name="P2"><text:span text:style-name="T1">byte1</text:span></text:p>
          </draw:rect>
          <draw:frame draw:style-name="gr3" draw:text-style-name="P4" draw:layer="layout" svg:width="1.651cm" svg:height="0.631cm" svg:x="2.528cm" svg:y="7.837cm">
            <draw:text-box>
              <text:p><text:span text:style-name="T1">addr1</text:span></text:p>
            </draw:text-box>
          </draw:frame>
          <draw:rect draw:style-name="gr2" draw:text-style-name="P3" draw:layer="layout" svg:width="3.57cm" svg:height="0.732cm" svg:x="3.631cm" svg:y="8.538cm">
            <text:p text:style-name="P2"><text:span text:style-name="T1">byte2</text:span></text:p>
          </draw:rect>
          <draw:frame draw:style-name="gr3" draw:text-style-name="P4" draw:layer="layout" svg:width="1.651cm" svg:height="0.631cm" svg:x="2.529cm" svg:y="8.638cm">
            <draw:text-box>
              <text:p><text:span text:style-name="T1">addr2</text:span></text:p>
            </draw:text-box>
          </draw:frame>
          <draw:rect draw:style-name="gr2" draw:text-style-name="P3" draw:layer="layout" svg:width="3.57cm" svg:height="0.732cm" svg:x="3.632cm" svg:y="9.439cm">
            <text:p text:style-name="P2"><text:span text:style-name="T1">byte(N-1)</text:span></text:p>
          </draw:rect>
          <draw:frame draw:style-name="gr3" draw:text-style-name="P4" draw:layer="layout" svg:width="1.808cm" svg:height="0.631cm" svg:x="2.073cm" svg:y="9.539cm">
            <draw:text-box>
              <text:p><text:span text:style-name="T1">addr(N-1)</text:span></text:p>
            </draw:text-box>
          </draw:frame>
          <draw:frame draw:style-name="gr4" draw:text-style-name="P5" draw:layer="layout" svg:width="1.594cm" svg:height="0.666cm" svg:x="1.564cm" svg:y="1.561cm">
            <draw:text-box>
              <text:p><text:span text:style-name="T3">Master</text:span></text:p>
            </draw:text-box>
          </draw:frame>
          <draw:rect draw:style-name="gr1" draw:text-style-name="P1" draw:layer="layout" svg:width="6.858cm" svg:height="4.954cm" svg:x="10.511cm" svg:y="4.836cm">
            <text:p/>
          </draw:rect>
          <draw:rect draw:style-name="gr1" draw:text-style-name="P1" draw:layer="layout" svg:width="5.828cm" svg:height="3.52cm" svg:x="11.035cm" svg:y="5.98cm">
            <text:p/>
          </draw:rect>
          <draw:rect draw:style-name="gr2" draw:text-style-name="P3" draw:layer="layout" svg:width="3.57cm" svg:height="0.732cm" svg:x="12.63cm" svg:y="6.137cm">
            <text:p text:style-name="P2"><text:span text:style-name="T1">byte0</text:span></text:p>
          </draw:rect>
          <draw:frame draw:style-name="gr3" draw:text-style-name="P4" draw:layer="layout" svg:width="1.651cm" svg:height="0.631cm" svg:x="11.528cm" svg:y="6.237cm">
            <draw:text-box>
              <text:p><text:span text:style-name="T1">addr0</text:span></text:p>
            </draw:text-box>
          </draw:frame>
          <draw:rect draw:style-name="gr2" draw:text-style-name="P3" draw:layer="layout" svg:width="3.57cm" svg:height="0.732cm" svg:x="12.631cm" svg:y="6.938cm">
            <text:p text:style-name="P2"><text:span text:style-name="T1">byte1</text:span></text:p>
          </draw:rect>
          <draw:frame draw:style-name="gr3" draw:text-style-name="P4" draw:layer="layout" svg:width="1.651cm" svg:height="0.631cm" svg:x="11.529cm" svg:y="7.038cm">
            <draw:text-box>
              <text:p><text:span text:style-name="T1">addr1</text:span></text:p>
            </draw:text-box>
          </draw:frame>
          <draw:rect draw:style-name="gr2" draw:text-style-name="P3" draw:layer="layout" svg:width="3.57cm" svg:height="0.732cm" svg:x="12.632cm" svg:y="7.739cm">
            <text:p text:style-name="P2"><text:span text:style-name="T1">...</text:span></text:p>
          </draw:rect>
          <draw:frame draw:style-name="gr3" draw:text-style-name="P4" draw:layer="layout" svg:width="1.651cm" svg:height="0.631cm" svg:x="11.53cm" svg:y="7.839cm">
            <draw:text-box>
              <text:p><text:span text:style-name="T1">addr2</text:span></text:p>
            </draw:text-box>
          </draw:frame>
          <draw:rect draw:style-name="gr2" draw:text-style-name="P3" draw:layer="layout" svg:width="3.57cm" svg:height="0.732cm" svg:x="12.633cm" svg:y="8.64cm">
            <text:p text:style-name="P2"><text:span text:style-name="T1">byte(N-1)</text:span></text:p>
          </draw:rect>
          <draw:frame draw:style-name="gr3" draw:text-style-name="P4" draw:layer="layout" svg:width="1.808cm" svg:height="0.631cm" svg:x="11.174cm" svg:y="8.74cm">
            <draw:text-box>
              <text:p><text:span text:style-name="T1">addr(N-1)</text:span></text:p>
            </draw:text-box>
          </draw:frame>
          <draw:frame draw:style-name="gr4" draw:text-style-name="P5" draw:layer="layout" svg:width="1.366cm" svg:height="0.666cm" svg:x="10.673cm" svg:y="4.949cm">
            <draw:text-box>
              <text:p><text:span text:style-name="T3">Slave</text:span></text:p>
            </draw:text-box>
          </draw:frame>
          <draw:frame draw:style-name="gr3" draw:text-style-name="P5" draw:layer="layout" svg:width="1.143cm" svg:height="0.666cm" svg:x="2.653cm" svg:y="8.992cm">
            <draw:text-box>
              <text:p><text:span text:style-name="T3">...</text:span></text:p>
            </draw:text-box>
          </draw:frame>
          <draw:line draw:style-name="gr5" draw:text-style-name="P1" draw:layer="layout" svg:x1="8.368cm" svg:y1="5.471cm" svg:x2="10.527cm" svg:y2="5.471cm">
            <text:p/>
          </draw:line>
          <draw:line draw:style-name="gr6" draw:text-style-name="P1" draw:layer="layout" svg:x1="8.368cm" svg:y1="6.741cm" svg:x2="10.527cm" svg:y2="6.741cm">
            <text:p/>
          </draw:line>
          <draw:frame draw:style-name="gr7" draw:text-style-name="P5" draw:layer="layout" svg:width="1.778cm" svg:height="0.666cm" svg:x="8.749cm" svg:y="4.855cm">
            <draw:text-box>
              <text:p><text:span text:style-name="T3">SCL</text:span></text:p>
            </draw:text-box>
          </draw:frame>
          <draw:frame draw:style-name="gr7" draw:text-style-name="P5" draw:layer="layout" svg:width="1.778cm" svg:height="0.666cm" svg:x="8.749cm" svg:y="6.156cm">
            <draw:text-box>
              <text:p><text:span text:style-name="T3">SDA</text:span></text:p>
            </draw:text-box>
          </draw:frame>
          <draw:frame draw:style-name="gr3" draw:text-style-name="P4" draw:layer="layout" svg:width="1.141cm" svg:height="0.631cm" svg:x="1.764cm" svg:y="6.877cm">
            <draw:text-box>
              <text:p><text:span text:style-name="T1">RAM</text:span></text:p>
            </draw:text-box>
          </draw:frame>
          <draw:frame draw:style-name="gr3" draw:text-style-name="P4" draw:layer="layout" svg:width="1.27cm" svg:height="0.631cm" svg:x="1.764cm" svg:y="2.378cm">
            <draw:text-box>
              <text:p><text:span text:style-name="T1">cmd</text:span></text:p>
            </draw:text-box>
          </draw:frame>
          <draw:frame draw:style-name="gr3" draw:text-style-name="P4" draw:layer="layout" svg:width="1.185cm" svg:height="0.631cm" svg:x="10.864cm" svg:y="5.878cm">
            <draw:text-box>
              <text:p><text:span text:style-name="T1">RAM</text:span></text:p>
            </draw:text-box>
          </draw:frame>
          <draw:rect draw:style-name="gr1" draw:text-style-name="P1" draw:layer="layout" svg:width="6.858cm" svg:height="8.128cm" svg:x="1.511cm" svg:y="11.468cm">
            <text:p/>
          </draw:rect>
          <draw:rect draw:style-name="gr1" draw:text-style-name="P1" draw:layer="layout" svg:width="6.098cm" svg:height="3.52cm" svg:x="1.765cm" svg:y="15.78cm">
            <text:p/>
          </draw:rect>
          <draw:rect draw:style-name="gr1" draw:text-style-name="P1" draw:layer="layout" svg:width="6.096cm" svg:height="3.335cm" svg:x="1.765cm" svg:y="12.197cm">
            <text:p/>
          </draw:rect>
          <draw:rect draw:style-name="gr2" draw:text-style-name="P3" draw:layer="layout" svg:width="1.905cm" svg:height="0.732cm" svg:x="3.526cm" svg:y="12.735cm">
            <text:p text:style-name="P2"><text:span text:style-name="T1">READ</text:span></text:p>
          </draw:rect>
          <draw:frame draw:style-name="gr3" draw:text-style-name="P4" draw:layer="layout" svg:width="1.778cm" svg:height="0.631cm" svg:x="3.543cm" svg:y="12.27cm">
            <draw:text-box>
              <text:p><text:span text:style-name="T1">op_code</text:span></text:p>
            </draw:text-box>
          </draw:frame>
          <draw:frame draw:style-name="gr3" draw:text-style-name="P4" draw:layer="layout" svg:width="1.651cm" svg:height="0.631cm" svg:x="2.527cm" svg:y="12.836cm">
            <draw:text-box>
              <text:p><text:span text:style-name="T1">cmd0</text:span></text:p>
            </draw:text-box>
          </draw:frame>
          <draw:rect draw:style-name="gr2" draw:text-style-name="P3" draw:layer="layout" svg:width="1.905cm" svg:height="0.732cm" svg:x="3.528cm" svg:y="13.636cm">
            <text:p text:style-name="P2"><text:span text:style-name="T1">READ</text:span></text:p>
          </draw:rect>
          <draw:frame draw:style-name="gr3" draw:text-style-name="P4" draw:layer="layout" svg:width="1.651cm" svg:height="0.631cm" svg:x="2.528cm" svg:y="13.737cm">
            <draw:text-box>
              <text:p><text:span text:style-name="T1">cmd1</text:span></text:p>
            </draw:text-box>
          </draw:frame>
          <draw:rect draw:style-name="gr2" draw:text-style-name="P3" draw:layer="layout" svg:width="1.905cm" svg:height="0.732cm" svg:x="5.428cm" svg:y="12.736cm">
            <text:p text:style-name="P2"><text:span text:style-name="T1">M-1</text:span></text:p>
          </draw:rect>
          <draw:frame draw:style-name="gr3" draw:text-style-name="P4" draw:layer="layout" svg:width="1.778cm" svg:height="0.631cm" svg:x="5.343cm" svg:y="12.271cm">
            <draw:text-box>
              <text:p><text:span text:style-name="T1">byte_num</text:span></text:p>
            </draw:text-box>
          </draw:frame>
          <draw:rect draw:style-name="gr2" draw:text-style-name="P3" draw:layer="layout" svg:width="1.905cm" svg:height="0.732cm" svg:x="5.43cm" svg:y="13.637cm">
            <text:p text:style-name="P2"><text:span text:style-name="T1">1</text:span></text:p>
          </draw:rect>
          <draw:rect draw:style-name="gr2" draw:text-style-name="P3" draw:layer="layout" svg:width="3.57cm" svg:height="0.732cm" svg:x="3.63cm" svg:y="15.937cm">
            <text:p text:style-name="P2"><text:span text:style-name="T1">byteN</text:span></text:p>
          </draw:rect>
          <draw:frame draw:style-name="gr3" draw:text-style-name="P4" draw:layer="layout" svg:width="1.651cm" svg:height="0.631cm" svg:x="2.528cm" svg:y="16.037cm">
            <draw:text-box>
              <text:p><text:span text:style-name="T1">addrN</text:span></text:p>
            </draw:text-box>
          </draw:frame>
          <draw:rect draw:style-name="gr2" draw:text-style-name="P3" draw:layer="layout" svg:width="3.57cm" svg:height="0.732cm" svg:x="3.631cm" svg:y="16.738cm">
            <text:p text:style-name="P2"><text:span text:style-name="T1">byte(N+1)</text:span></text:p>
          </draw:rect>
          <draw:frame draw:style-name="gr3" draw:text-style-name="P4" draw:layer="layout" svg:width="2.032cm" svg:height="0.631cm" svg:x="2.043cm" svg:y="16.79cm">
            <draw:text-box>
              <text:p><text:span text:style-name="T1">addr(N+1)</text:span></text:p>
            </draw:text-box>
          </draw:frame>
          <draw:rect draw:style-name="gr2" draw:text-style-name="P3" draw:layer="layout" svg:width="3.57cm" svg:height="0.732cm" svg:x="3.632cm" svg:y="17.539cm">
            <text:p text:style-name="P2"><text:span text:style-name="T1">byte(N+2)</text:span></text:p>
          </draw:rect>
          <draw:frame draw:style-name="gr3" draw:text-style-name="P4" draw:layer="layout" svg:width="2.038cm" svg:height="0.631cm" svg:x="2.043cm" svg:y="17.639cm">
            <draw:text-box>
              <text:p><text:span text:style-name="T1">addr(N+2)</text:span></text:p>
            </draw:text-box>
          </draw:frame>
          <draw:rect draw:style-name="gr2" draw:text-style-name="P3" draw:layer="layout" svg:width="3.57cm" svg:height="0.732cm" svg:x="3.633cm" svg:y="18.44cm">
            <text:p text:style-name="P2"><text:span text:style-name="T1">byte(M+N-1)</text:span></text:p>
          </draw:rect>
          <draw:frame draw:style-name="gr3" draw:text-style-name="P4" draw:layer="layout" svg:width="2.139cm" svg:height="0.631cm" svg:x="1.643cm" svg:y="18.54cm">
            <draw:text-box>
              <text:p><text:span text:style-name="T1">addr(M+N-1)</text:span></text:p>
            </draw:text-box>
          </draw:frame>
          <draw:frame draw:style-name="gr4" draw:text-style-name="P5" draw:layer="layout" svg:width="1.594cm" svg:height="0.666cm" svg:x="1.565cm" svg:y="11.462cm">
            <draw:text-box>
              <text:p><text:span text:style-name="T3">Master</text:span></text:p>
            </draw:text-box>
          </draw:frame>
          <draw:frame draw:style-name="gr3" draw:text-style-name="P5" draw:layer="layout" svg:width="1.143cm" svg:height="0.666cm" svg:x="2.654cm" svg:y="17.993cm">
            <draw:text-box>
              <text:p><text:span text:style-name="T3">...</text:span></text:p>
            </draw:text-box>
          </draw:frame>
          <draw:frame draw:style-name="gr3" draw:text-style-name="P4" draw:layer="layout" svg:width="1.14cm" svg:height="0.631cm" svg:x="1.765cm" svg:y="15.878cm">
            <draw:text-box>
              <text:p><text:span text:style-name="T1">RAM</text:span></text:p>
            </draw:text-box>
          </draw:frame>
          <draw:frame draw:style-name="gr3" draw:text-style-name="P4" draw:layer="layout" svg:width="1.27cm" svg:height="0.631cm" svg:x="1.765cm" svg:y="12.279cm">
            <draw:text-box>
              <text:p><text:span text:style-name="T1">cmd</text:span></text:p>
            </draw:text-box>
          </draw:frame>
          <draw:rect draw:style-name="gr1" draw:text-style-name="P1" draw:layer="layout" svg:width="6.858cm" svg:height="4.954cm" svg:x="10.513cm" svg:y="12.637cm">
            <text:p/>
          </draw:rect>
          <draw:rect draw:style-name="gr1" draw:text-style-name="P1" draw:layer="layout" svg:width="6.086cm" svg:height="3.52cm" svg:x="10.779cm" svg:y="13.781cm">
            <text:p/>
          </draw:rect>
          <draw:rect draw:style-name="gr2" draw:text-style-name="P3" draw:layer="layout" svg:width="3.57cm" svg:height="0.732cm" svg:x="12.632cm" svg:y="13.938cm">
            <text:p text:style-name="P2"><text:span text:style-name="T1">Byte(N-1)</text:span></text:p>
          </draw:rect>
          <draw:frame draw:style-name="gr3" draw:text-style-name="P4" draw:layer="layout" svg:width="1.894cm" svg:height="0.631cm" svg:x="11.087cm" svg:y="14.038cm">
            <draw:text-box>
              <text:p><text:span text:style-name="T1">addr(N-1)</text:span></text:p>
            </draw:text-box>
          </draw:frame>
          <draw:rect draw:style-name="gr2" draw:text-style-name="P3" draw:layer="layout" svg:width="3.57cm" svg:height="0.732cm" svg:x="12.633cm" svg:y="14.739cm">
            <text:p text:style-name="P2"><text:span text:style-name="T1">byteN</text:span></text:p>
          </draw:rect>
          <draw:frame draw:style-name="gr3" draw:text-style-name="P4" draw:layer="layout" svg:width="1.651cm" svg:height="0.631cm" svg:x="11.531cm" svg:y="14.839cm">
            <draw:text-box>
              <text:p><text:span text:style-name="T1">addrN</text:span></text:p>
            </draw:text-box>
          </draw:frame>
          <draw:rect draw:style-name="gr2" draw:text-style-name="P3" draw:layer="layout" svg:width="3.57cm" svg:height="0.732cm" svg:x="12.634cm" svg:y="15.54cm">
            <text:p text:style-name="P2"><text:span text:style-name="T1">...</text:span></text:p>
          </draw:rect>
          <draw:frame draw:style-name="gr3" draw:text-style-name="P4" draw:layer="layout" svg:width="1.651cm" svg:height="0.631cm" svg:x="11.532cm" svg:y="15.64cm">
            <draw:text-box>
              <text:p><text:span text:style-name="T1">addr2</text:span></text:p>
            </draw:text-box>
          </draw:frame>
          <draw:rect draw:style-name="gr2" draw:text-style-name="P3" draw:layer="layout" svg:width="3.57cm" svg:height="0.732cm" svg:x="12.635cm" svg:y="16.441cm">
            <text:p text:style-name="P2"><text:span text:style-name="T1">byte(M+N-1)</text:span></text:p>
          </draw:rect>
          <draw:frame draw:style-name="gr3" draw:text-style-name="P4" draw:layer="layout" svg:width="2.286cm" svg:height="0.631cm" svg:x="10.706cm" svg:y="16.541cm">
            <draw:text-box>
              <text:p><text:span text:style-name="T1">addr(M+N-1)</text:span></text:p>
            </draw:text-box>
          </draw:frame>
          <draw:frame draw:style-name="gr4" draw:text-style-name="P5" draw:layer="layout" svg:width="1.366cm" svg:height="0.666cm" svg:x="10.675cm" svg:y="12.75cm">
            <draw:text-box>
              <text:p><text:span text:style-name="T3">Slave</text:span></text:p>
            </draw:text-box>
          </draw:frame>
          <draw:line draw:style-name="gr5" draw:text-style-name="P1" draw:layer="layout" svg:x1="8.37cm" svg:y1="13.272cm" svg:x2="10.529cm" svg:y2="13.272cm">
            <text:p/>
          </draw:line>
          <draw:line draw:style-name="gr6" draw:text-style-name="P1" draw:layer="layout" svg:x1="8.37cm" svg:y1="14.542cm" svg:x2="10.529cm" svg:y2="14.542cm">
            <text:p/>
          </draw:line>
          <draw:frame draw:style-name="gr7" draw:text-style-name="P5" draw:layer="layout" svg:width="1.778cm" svg:height="0.666cm" svg:x="8.751cm" svg:y="12.656cm">
            <draw:text-box>
              <text:p><text:span text:style-name="T3">SCL</text:span></text:p>
            </draw:text-box>
          </draw:frame>
          <draw:frame draw:style-name="gr7" draw:text-style-name="P5" draw:layer="layout" svg:width="1.778cm" svg:height="0.666cm" svg:x="8.751cm" svg:y="13.957cm">
            <draw:text-box>
              <text:p><text:span text:style-name="T3">SDA</text:span></text:p>
            </draw:text-box>
          </draw:frame>
          <draw:frame draw:style-name="gr3" draw:text-style-name="P4" draw:layer="layout" svg:width="1.31cm" svg:height="0.631cm" svg:x="10.866cm" svg:y="13.679cm">
            <draw:text-box>
              <text:p><text:span text:style-name="T1">RAM</text:span></text:p>
            </draw:text-box>
          </draw:frame>
          <draw:line draw:style-name="gr8" draw:text-style-name="P1" draw:layer="layout" svg:x1="1.508cm" svg:y1="11.033cm" svg:x2="18.78cm" svg:y2="11.033cm">
            <text:p/>
          </draw:line>
          <draw:frame draw:style-name="gr9" draw:text-style-name="P7" draw:layer="layout" svg:width="2.54cm" svg:height="1.012cm" svg:x="16.283cm" svg:y="10.177cm">
            <draw:text-box>
              <text:p text:style-name="P6"><text:span text:style-name="T4">Segment0</text:span></text:p>
            </draw:text-box>
          </draw:frame>
          <draw:frame draw:style-name="gr9" draw:text-style-name="P7" draw:layer="layout" svg:width="2.54cm" svg:height="1.012cm" svg:x="16.283cm" svg:y="11.077cm">
            <draw:text-box>
              <text:p text:style-name="P6"><text:span text:style-name="T4">Segment1</text:span></text:p>
            </draw:text-box>
          </draw:frame>
          <draw:rect draw:style-name="gr2" draw:text-style-name="P3" draw:layer="layout" svg:width="1.905cm" svg:height="0.732cm" svg:x="3.529cm" svg:y="5.539cm">
            <text:p text:style-name="P2"><text:span text:style-name="T1">END</text:span></text:p>
          </draw:rect>
          <draw:frame draw:style-name="gr3" draw:text-style-name="P4" draw:layer="layout" svg:width="1.651cm" svg:height="0.631cm" svg:x="2.529cm" svg:y="5.64cm">
            <draw:text-box>
              <text:p><text:span text:style-name="T1">cmd3</text:span></text:p>
            </draw:text-box>
          </draw:frame>
          <draw:rect draw:style-name="gr1" draw:text-style-name="P3" draw:layer="layout" svg:width="1.905cm" svg:height="0.732cm" svg:x="5.431cm" svg:y="5.54cm">
            <text:p/>
          </draw:rect>
          <draw:rect draw:style-name="gr2" draw:text-style-name="P3" draw:layer="layout" svg:width="1.905cm" svg:height="0.732cm" svg:x="3.529cm" svg:y="14.538cm">
            <text:p text:style-name="P2"><text:span text:style-name="T1">END/STOP</text:span></text:p>
          </draw:rect>
          <draw:frame draw:style-name="gr3" draw:text-style-name="P4" draw:layer="layout" svg:width="1.651cm" svg:height="0.631cm" svg:x="2.529cm" svg:y="14.639cm">
            <draw:text-box>
              <text:p><text:span text:style-name="T1">cmd2</text:span></text:p>
            </draw:text-box>
          </draw:frame>
          <draw:rect draw:style-name="gr1" draw:text-style-name="P3" draw:layer="layout" svg:width="1.905cm" svg:height="0.732cm" svg:x="5.431cm" svg:y="14.539cm">
            <text:p/>
          </draw:rect>
          <draw:line draw:style-name="gr8" draw:text-style-name="P1" draw:layer="layout" svg:x1="1.508cm" svg:y1="19.948cm" svg:x2="18.78cm" svg:y2="19.948cm">
            <text:p/>
          </draw:line>
          <draw:rect draw:style-name="gr1" draw:text-style-name="P1" draw:layer="layout" svg:width="6.858cm" svg:height="2.54cm" svg:x="1.512cm" svg:y="20.285cm">
            <text:p/>
          </draw:rect>
          <draw:rect draw:style-name="gr1" draw:text-style-name="P1" draw:layer="layout" svg:width="6.096cm" svg:height="1.573cm" svg:x="1.766cm" svg:y="20.998cm">
            <text:p/>
          </draw:rect>
          <draw:rect draw:style-name="gr2" draw:text-style-name="P3" draw:layer="layout" svg:width="1.905cm" svg:height="0.732cm" svg:x="3.527cm" svg:y="21.536cm">
            <text:p text:style-name="P2"><text:span text:style-name="T1">STOP</text:span></text:p>
          </draw:rect>
          <draw:frame draw:style-name="gr3" draw:text-style-name="P4" draw:layer="layout" svg:width="1.778cm" svg:height="0.631cm" svg:x="3.544cm" svg:y="21.071cm">
            <draw:text-box>
              <text:p><text:span text:style-name="T1">op_code</text:span></text:p>
            </draw:text-box>
          </draw:frame>
          <draw:frame draw:style-name="gr3" draw:text-style-name="P4" draw:layer="layout" svg:width="1.651cm" svg:height="0.631cm" svg:x="2.528cm" svg:y="21.637cm">
            <draw:text-box>
              <text:p><text:span text:style-name="T1">cmd0</text:span></text:p>
            </draw:text-box>
          </draw:frame>
          <draw:rect draw:style-name="gr2" draw:text-style-name="P3" draw:layer="layout" svg:width="1.905cm" svg:height="0.732cm" svg:x="5.429cm" svg:y="21.537cm">
            <text:p text:style-name="P2"><text:span text:style-name="T1">M-1</text:span></text:p>
          </draw:rect>
          <draw:frame draw:style-name="gr3" draw:text-style-name="P4" draw:layer="layout" svg:width="1.778cm" svg:height="0.631cm" svg:x="5.344cm" svg:y="21.072cm">
            <draw:text-box>
              <text:p><text:span text:style-name="T1">byte_num</text:span></text:p>
            </draw:text-box>
          </draw:frame>
          <draw:frame draw:style-name="gr4" draw:text-style-name="P5" draw:layer="layout" svg:width="1.594cm" svg:height="0.666cm" svg:x="1.566cm" svg:y="20.263cm">
            <draw:text-box>
              <text:p><text:span text:style-name="T3">Master</text:span></text:p>
            </draw:text-box>
          </draw:frame>
          <draw:frame draw:style-name="gr3" draw:text-style-name="P4" draw:layer="layout" svg:width="1.27cm" svg:height="0.631cm" svg:x="1.766cm" svg:y="21.08cm">
            <draw:text-box>
              <text:p><text:span text:style-name="T1">cmd</text:span></text:p>
            </draw:text-box>
          </draw:frame>
          <draw:frame draw:style-name="gr9" draw:text-style-name="P7" draw:layer="layout" svg:width="2.54cm" svg:height="1.012cm" svg:x="16.083cm" svg:y="20.077cm">
            <draw:text-box>
              <text:p text:style-name="P6"><text:span text:style-name="T4">Segment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1:20:26.568544307</meta:creation-date>
    <dc:date>2019-07-29T14:34:37.694055447</dc:date>
    <meta:editing-duration>PT49M5S</meta:editing-duration>
    <meta:editing-cycles>45</meta:editing-cycles>
    <meta:generator>LibreOffice/4.2.8.2$Linux_X86_64 LibreOffice_project/420m0$Build-2</meta:generator>
    <meta:document-statistic meta:object-count="102"/>
  </office:meta>
</office:document-meta>
</file>